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chedulingTaskExecutorTests.assertThreadNamePrefix( Test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hedulingTaskExecutorTests.submitCompletableCal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chedulingTaskExecutorTests.submitListenableCal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chedulingTaskExecutorTests.submitCa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chedulingTaskExecutorTests.storeOutcome( @ Nullable Object o , @ Nullable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chedulingTaskExecutorTests.submitListenableRunnableWithGetAfter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chedulingTaskExecutorTests.submitListenableCallableWithGetAfter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chedulingTaskExecutorTests.submitCompletableRun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chedulingTaskExecutorTests.submitCompletableRunnableWithGetAfter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chedulingTaskExecutorTests.submitFailingRunn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Task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SchedulingTaskExecutorTests.submitCompletableCallableWithGetAfter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chedulingTaskExecutorTests.setUp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chedulingTaskExecutorTests.submitRunn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Task.TestTask( String testName , int expectedRun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chedulingTaskExecutorTests.await( Test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hedulingTaskExecutorTests.submitRunnableWithGetAfter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chedulingTaskExecutorTests.shutdownExecu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chedulingTaskExecutorTests.executeRun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allable.TestCallable( String testName , int expectedRu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chedulingTaskExecutorTests.submitFailingCa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chedulingTaskExecutorTests.await( CountDownLatch l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chedulingTaskExecutorTests.submitFailingListenableRunn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chedulingTaskExecutorTests.submitFailingListenableCal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Callable.ca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SchedulingTaskExecutorTests.executeFailingRunn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chedulingTaskExecutorTests.submitCallableWithGetAfterShut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chedulingTaskExecutorTests.submitListenableRunn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chedulingTaskExecutorTests.submitFailingCompletableRunn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chedulingTaskExecutorTests.submitFailingCompletableCal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